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Verdana" svg:font-family="Verdana, Arial, SunSans-Regular, sans-serif"/>
    <style:font-face style:name="arial" svg:font-family="arial, sans-serif"/>
    <style:font-face style:name="Consolas1" svg:font-family="Consolas" style:font-adornments="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75cm" fo:margin-left="0.944cm" table:align="left" style:writing-mode="lr-tb"/>
    </style:style>
    <style:style style:name="Table1.A" style:family="table-column">
      <style:table-column-properties style:column-width="1.686cm"/>
    </style:style>
    <style:style style:name="Table1.B" style:family="table-column">
      <style:table-column-properties style:column-width="3.413cm"/>
    </style:style>
    <style:style style:name="Table1.C" style:family="table-column">
      <style:table-column-properties style:column-width="3.002cm"/>
    </style:style>
    <style:style style:name="Table1.D" style:family="table-column">
      <style:table-column-properties style:column-width="7.474cm"/>
    </style:style>
    <style:style style:name="Table1.1" style:family="table-row">
      <style:table-row-properties fo:keep-together="auto"/>
    </style:style>
    <style:style style:name="Table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cm" table:align="margins"/>
    </style:style>
    <style:style style:name="Table2.A" style:family="table-column">
      <style:table-column-properties style:column-width="1.062cm" style:rel-column-width="4095*"/>
    </style:style>
    <style:style style:name="Table2.A1" style:family="table-cell">
      <style:table-cell-properties fo:padding="0.097cm" fo:border-left="0.05pt solid #000000" fo:border-right="none" fo:border-top="0.05pt solid #000000" fo:border-bottom="0.05pt solid #000000"/>
    </style:style>
    <style:style style:name="Table2.P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Text_20_body">
      <style:paragraph-properties fo:text-align="end" style:justify-single-word="false"/>
      <style:text-properties officeooo:rsid="001133bd" officeooo:paragraph-rsid="001133bd"/>
    </style:style>
    <style:style style:name="P4" style:family="paragraph" style:parent-style-name="Text_20_body">
      <style:paragraph-properties fo:text-align="center" style:justify-single-word="false"/>
      <style:text-properties officeooo:rsid="00130a22" officeooo:paragraph-rsid="00130a22"/>
    </style:style>
    <style:style style:name="P5" style:family="paragraph" style:parent-style-name="Text_20_body">
      <style:text-properties officeooo:rsid="00130a22" officeooo:paragraph-rsid="00130a22"/>
    </style:style>
    <style:style style:name="P6" style:family="paragraph" style:parent-style-name="Text_20_body">
      <style:text-properties officeooo:paragraph-rsid="00130a22"/>
    </style:style>
    <style:style style:name="P7" style:family="paragraph" style:parent-style-name="Text_20_body">
      <style:text-properties officeooo:rsid="0014c323" officeooo:paragraph-rsid="0014c323"/>
    </style:style>
    <style:style style:name="P8" style:family="paragraph" style:parent-style-name="Text_20_body">
      <style:text-properties officeooo:rsid="0014c323" officeooo:paragraph-rsid="00158a13"/>
    </style:style>
    <style:style style:name="P9" style:family="paragraph" style:parent-style-name="Text_20_body">
      <style:text-properties officeooo:rsid="00158a13" officeooo:paragraph-rsid="00158a13"/>
    </style:style>
    <style:style style:name="P10" style:family="paragraph" style:parent-style-name="Text_20_body">
      <style:text-properties officeooo:rsid="00167362" officeooo:paragraph-rsid="00167362"/>
    </style:style>
    <style:style style:name="P11" style:family="paragraph" style:parent-style-name="Text_20_body">
      <style:text-properties officeooo:paragraph-rsid="00167362"/>
    </style:style>
    <style:style style:name="P12" style:family="paragraph" style:parent-style-name="Text_20_body">
      <style:text-properties officeooo:rsid="001842ef" officeooo:paragraph-rsid="001842ef"/>
    </style:style>
    <style:style style:name="P13" style:family="paragraph" style:parent-style-name="Text_20_body">
      <style:text-properties officeooo:paragraph-rsid="0018d614"/>
    </style:style>
    <style:style style:name="P14" style:family="paragraph" style:parent-style-name="Text_20_body">
      <style:text-properties officeooo:rsid="001beb6f" officeooo:paragraph-rsid="001beb6f"/>
    </style:style>
    <style:style style:name="P15" style:family="paragraph" style:parent-style-name="Text_20_body">
      <style:text-properties officeooo:rsid="001cb232" officeooo:paragraph-rsid="001cb232"/>
    </style:style>
    <style:style style:name="P16" style:family="paragraph" style:parent-style-name="Text_20_body">
      <style:text-properties officeooo:paragraph-rsid="001cb232"/>
    </style:style>
    <style:style style:name="P17" style:family="paragraph" style:parent-style-name="Text_20_body">
      <style:text-properties officeooo:rsid="001ccaea" officeooo:paragraph-rsid="001ccaea"/>
    </style:style>
    <style:style style:name="P18" style:family="paragraph" style:parent-style-name="Text_20_body">
      <style:text-properties officeooo:rsid="001d7aba" officeooo:paragraph-rsid="001d7aba"/>
    </style:style>
    <style:style style:name="P19" style:family="paragraph" style:parent-style-name="Text_20_body">
      <style:text-properties officeooo:rsid="00208762" officeooo:paragraph-rsid="00208762"/>
    </style:style>
    <style:style style:name="P20" style:family="paragraph" style:parent-style-name="Text_20_body">
      <style:paragraph-properties fo:text-align="end" style:justify-single-word="false" fo:break-before="page"/>
      <style:text-properties officeooo:rsid="001133bd" officeooo:paragraph-rsid="001133bd"/>
    </style:style>
    <style:style style:name="P21"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style:font-name="Consolas" fo:font-size="7.80000019073486pt" fo:letter-spacing="normal" fo:font-style="normal" fo:font-weight="bold"/>
    </style:style>
    <style:style style:name="P22"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style:font-name="Consolas" fo:font-size="12pt" fo:letter-spacing="normal" fo:font-style="normal" fo:font-weight="bold" style:font-size-asian="12pt" style:font-size-complex="12pt"/>
    </style:style>
    <style:style style:name="P23" style:family="paragraph" style:parent-style-name="tabletxt">
      <style:paragraph-properties fo:text-align="center" style:justify-single-word="false"/>
      <style:text-properties officeooo:paragraph-rsid="00130a22"/>
    </style:style>
    <style:style style:name="P24" style:family="paragraph" style:parent-style-name="tabletxt">
      <style:paragraph-properties fo:text-align="center" style:justify-single-word="false"/>
      <style:text-properties style:font-name="Arial" fo:font-weight="bold" officeooo:paragraph-rsid="00130a22" style:font-weight-asian="bold" style:font-name-complex="Arial" style:font-weight-complex="bold"/>
    </style:style>
    <style:style style:name="P25" style:family="paragraph" style:parent-style-name="Table_20_Contents">
      <style:text-properties officeooo:rsid="001cb232" officeooo:paragraph-rsid="001cb232"/>
    </style:style>
    <style:style style:name="P26" style:family="paragraph" style:parent-style-name="Table_20_Contents">
      <style:text-properties officeooo:rsid="001ccaea" officeooo:paragraph-rsid="001ccaea"/>
    </style:style>
    <style:style style:name="P27" style:family="paragraph" style:parent-style-name="Tabletext">
      <style:paragraph-properties fo:text-align="center" style:justify-single-word="false"/>
      <style:text-properties officeooo:paragraph-rsid="00130a22" style:font-name-complex="Arial"/>
    </style:style>
    <style:style style:name="P28" style:family="paragraph" style:parent-style-name="Tabletext">
      <style:text-properties fo:color="#0000ff" fo:font-style="italic" officeooo:rsid="00130a22" officeooo:paragraph-rsid="00130a22" style:font-style-asian="italic" style:font-name-complex="Arial"/>
    </style:style>
    <style:style style:name="P29" style:family="paragraph" style:parent-style-name="Tabletext">
      <style:text-properties officeooo:paragraph-rsid="00130a22"/>
    </style:style>
    <style:style style:name="P30" style:family="paragraph" style:parent-style-name="Standard">
      <style:paragraph-properties fo:text-align="end" style:justify-single-word="false"/>
      <style:text-properties officeooo:rsid="001133bd" officeooo:paragraph-rsid="00130a22"/>
    </style:style>
    <style:style style:name="P31" style:family="paragraph" style:parent-style-name="Standard">
      <style:text-properties fo:font-variant="normal" fo:text-transform="none" fo:color="#000000" style:font-name="Consolas" fo:font-size="12pt" fo:letter-spacing="normal" fo:font-style="normal" fo:font-weight="bold" officeooo:rsid="00130a22" officeooo:paragraph-rsid="00130a22" style:font-size-asian="12pt" style:font-size-complex="12pt"/>
    </style:style>
    <style:style style:name="P32" style:family="paragraph" style:parent-style-name="Standard">
      <style:paragraph-properties fo:margin-left="0cm" fo:margin-right="0cm" fo:text-align="start" style:justify-single-word="false" fo:text-indent="0cm" style:auto-text-indent="false"/>
    </style:style>
    <style:style style:name="P33" style:family="paragraph" style:parent-style-name="Title">
      <style:paragraph-properties fo:text-align="end" style:justify-single-word="false"/>
      <style:text-properties officeooo:rsid="001133bd" officeooo:paragraph-rsid="001133bd"/>
    </style:style>
    <style:style style:name="P34" style:family="paragraph" style:parent-style-name="Heading_20_1">
      <style:paragraph-properties fo:text-align="center" style:justify-single-word="false"/>
    </style:style>
    <style:style style:name="P35" style:family="paragraph" style:parent-style-name="Heading_20_1">
      <style:paragraph-properties fo:break-before="page"/>
      <style:text-properties officeooo:rsid="00130a22" officeooo:paragraph-rsid="00130a22"/>
    </style:style>
    <style:style style:name="P36" style:family="paragraph" style:parent-style-name="Heading_20_2">
      <style:text-properties officeooo:rsid="001beb6f" officeooo:paragraph-rsid="001beb6f"/>
    </style:style>
    <style:style style:name="P37" style:family="paragraph" style:parent-style-name="Subtitle">
      <style:paragraph-properties fo:text-align="end" style:justify-single-word="false"/>
    </style:style>
    <style:style style:name="P38" style:family="paragraph" style:parent-style-name="Contents_20_Heading">
      <style:paragraph-properties fo:break-before="page"/>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Arial" fo:font-weight="bold" style:font-weight-asian="bold" style:font-name-complex="Arial" style:font-weight-complex="bold"/>
    </style:style>
    <style:style style:name="T2" style:family="text">
      <style:text-properties style:font-name-complex="Arial"/>
    </style:style>
    <style:style style:name="T3" style:family="text">
      <style:text-properties officeooo:rsid="001133bd"/>
    </style:style>
    <style:style style:name="T4" style:family="text">
      <style:text-properties officeooo:rsid="00130a22"/>
    </style:style>
    <style:style style:name="T5" style:family="text">
      <style:text-properties style:font-name="Times New Roman" style:font-name-complex="Times New Roman"/>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normal" style:font-weight-asian="normal" style:font-name-complex="Times New Roman" style:font-weight-complex="normal"/>
    </style:style>
    <style:style style:name="T8" style:family="text">
      <style:text-properties officeooo:rsid="0014c323"/>
    </style:style>
    <style:style style:name="T9" style:family="text">
      <style:text-properties officeooo:rsid="00158a13"/>
    </style:style>
    <style:style style:name="T10" style:family="text">
      <style:text-properties officeooo:rsid="00167362"/>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officeooo:rsid="001a34e4"/>
    </style:style>
    <style:style style:name="T13" style:family="text">
      <style:text-properties officeooo:rsid="001cb232"/>
    </style:style>
    <style:style style:name="T14" style:family="text">
      <style:text-properties fo:color="#ff0000" style:font-name="Consolas1" fo:font-size="10pt" style:font-size-asian="10pt"/>
    </style:style>
    <style:style style:name="T15" style:family="text">
      <style:text-properties officeooo:rsid="001edd5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Proxy Demo</text:p>
      <text:p text:style-name="P37"><text:span text:style-name="T3">Software D</text:span>esign <text:span text:style-name="T3">Specification</text:span></text:p>
      <text:p text:style-name="P3">version 1.0</text:p>
      <text:p text:style-name="P3"/>
      <text:p text:style-name="P20"/>
      <text:p text:style-name="P3"/>
      <text:h text:style-name="P34" text:outline-level="1"><text:bookmark-start text:name="__RefHeading__168_719881937"/>Version history<text:bookmark-end text:name="__RefHeading__168_719881937"/></text:h>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span text:style-name="T1">Version<text:line-break/>#</text:span></text:p>
          </table:table-cell>
          <table:table-cell table:style-name="Table1.A1" office:value-type="string">
            <text:p text:style-name="P24">Implemented</text:p>
            <text:p text:style-name="P24">By</text:p>
          </table:table-cell>
          <table:table-cell table:style-name="Table1.A1" office:value-type="string">
            <text:p text:style-name="P24">Revision</text:p>
            <text:p text:style-name="P24">Date</text:p>
          </table:table-cell>
          <table:table-cell table:style-name="Table1.D1" office:value-type="string">
            <text:p text:style-name="P24">Reason</text:p>
          </table:table-cell>
        </table:table-row>
        <table:table-row table:style-name="Table1.1">
          <table:table-cell table:style-name="Table1.A2" office:value-type="string">
            <text:p text:style-name="P27">1.0</text:p>
          </table:table-cell>
          <table:table-cell table:style-name="Table1.B2" office:value-type="string">
            <text:p text:style-name="P28">Maciej Kaniewski</text:p>
          </table:table-cell>
          <table:table-cell table:style-name="Table1.C2" office:value-type="string">
            <text:p text:style-name="P28">04/07/2014</text:p>
          </table:table-cell>
          <table:table-cell table:style-name="Table1.D2" office:value-type="string">
            <text:p text:style-name="P29"><text:span text:style-name="T2">Initial Design Definition draft</text:span></text:p>
          </table:table-cell>
        </table:table-row>
      </table:table>
      <text:p text:style-name="P30"/>
      <text:p text:style-name="P30"/>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1"><text:a xlink:type="simple" xlink:href="#__RefHeading__168_719881937" text:style-name="Index_20_Link" text:visited-style-name="Index_20_Link">Version history<text:tab/>2</text:a></text:p>
          <text:p text:style-name="P1"><text:a xlink:type="simple" xlink:href="#__RefHeading__170_719881937" text:style-name="Index_20_Link" text:visited-style-name="Index_20_Link">Introduction<text:tab/>4</text:a></text:p>
          <text:p text:style-name="P1"><text:a xlink:type="simple" xlink:href="#__RefHeading__172_719881937" text:style-name="Index_20_Link" text:visited-style-name="Index_20_Link">Design Considerations<text:tab/>4</text:a></text:p>
          <text:p text:style-name="P2"><text:a xlink:type="simple" xlink:href="#__RefHeading__174_719881937" text:style-name="Index_20_Link" text:visited-style-name="Index_20_Link">Assumptions<text:tab/>4</text:a></text:p>
          <text:p text:style-name="P1"><text:a xlink:type="simple" xlink:href="#__RefHeading__176_719881937" text:style-name="Index_20_Link" text:visited-style-name="Index_20_Link">Dependencies<text:tab/>4</text:a></text:p>
          <text:p text:style-name="P2"><text:a xlink:type="simple" xlink:href="#__RefHeading__178_719881937" text:style-name="Index_20_Link" text:visited-style-name="Index_20_Link">Netty<text:tab/>4</text:a></text:p>
          <text:p text:style-name="P2"><text:a xlink:type="simple" xlink:href="#__RefHeading__180_719881937" text:style-name="Index_20_Link" text:visited-style-name="Index_20_Link">SLF4J<text:tab/>5</text:a></text:p>
          <text:p text:style-name="P2"><text:a xlink:type="simple" xlink:href="#__RefHeading__182_719881937" text:style-name="Index_20_Link" text:visited-style-name="Index_20_Link">Mockito<text:tab/>5</text:a></text:p>
          <text:p text:style-name="P2"><text:a xlink:type="simple" xlink:href="#__RefHeading__184_719881937" text:style-name="Index_20_Link" text:visited-style-name="Index_20_Link">jUnit<text:tab/>5</text:a></text:p>
          <text:p text:style-name="P1"><text:a xlink:type="simple" xlink:href="#__RefHeading__205_719881937" text:style-name="Index_20_Link" text:visited-style-name="Index_20_Link">Architecture<text:tab/>5</text:a></text:p>
          <text:p text:style-name="P2"><text:a xlink:type="simple" xlink:href="#__RefHeading__207_719881937" text:style-name="Index_20_Link" text:visited-style-name="Index_20_Link">Build<text:tab/>5</text:a></text:p>
          <text:p text:style-name="P2"><text:a xlink:type="simple" xlink:href="#__RefHeading__209_719881937" text:style-name="Index_20_Link" text:visited-style-name="Index_20_Link">Communication protocol<text:tab/>5</text:a></text:p>
          <text:p text:style-name="P39"><text:a xlink:type="simple" xlink:href="#__RefHeading__211_719881937" text:style-name="Index_20_Link" text:visited-style-name="Index_20_Link">A sample message<text:tab/>6</text:a></text:p>
        </text:index-body>
      </text:table-of-content>
      <text:p text:style-name="P30"/>
      <text:h text:style-name="P35" text:outline-level="1"><text:bookmark-start text:name="__RefHeading__170_719881937"/>Introduction<text:bookmark-end text:name="__RefHeading__170_719881937"/></text:h>
      <text:p text:style-name="P5">Proxy Server demo project was created based on specification:</text:p>
      <text:p text:style-name="P31">Write a proxy server application that can accept requests over a socket, send the request to another server, and then send the response from that server back to the originating client via the proxy.</text:p>
      <text:p text:style-name="P22">The functionality of the server should be something simple like adding two numbers, appending a string to the request, etc.</text:p>
      <text:p text:style-name="P22">The application should be able to handle multiple concurrent requests</text:p>
      <text:p text:style-name="P22"/>
      <text:p text:style-name="Text_20_body">To implement such a Server I have decided to base network communica<text:span text:style-name="T4">tion on well proven and tested network communication library netty.io and Java NIO Channels.</text:span></text:p>
      <text:p text:style-name="P21"/>
      <text:p text:style-name="P21"/>
      <text:h text:style-name="Heading_20_1" text:outline-level="1"><text:bookmark-start text:name="__RefHeading__172_719881937"/>Design Considerations <text:bookmark-end text:name="__RefHeading__172_719881937"/></text:h>
      <text:h text:style-name="Heading_20_2" text:outline-level="2"><text:bookmark-start text:name="__RefHeading__174_719881937"/>Assumptions<text:bookmark-end text:name="__RefHeading__174_719881937"/></text:h>
      <text:p text:style-name="P5">Main assumption in this project is that a proxy server is always configured to pass communication only to one server specified in configuration file it is not a part of design for client to send to proxy any configuration messages which would change proxy remote server. </text:p>
      <text:p text:style-name="P5">Proxy server should not do any modifications to data forwarded and <text:span text:style-name="T8">reviewed</text:span> from both server and client.</text:p>
      <text:p text:style-name="P5">Proxy server is not interested in any data it is not parsing, this data and is not taking any action . </text:p>
      <text:p text:style-name="P18">Proxy server can handle multiple connections with great <text:span text:style-name="T15">performance</text:span></text:p>
      <text:p text:style-name="P18"/>
      <text:h text:style-name="Heading_20_1" text:outline-level="1"><text:bookmark-start text:name="__RefHeading__176_719881937"/>Dependencies<text:bookmark-end text:name="__RefHeading__176_719881937"/></text:h>
      <text:p text:style-name="P7">Project is using four open source libraries <text:span text:style-name="T12">they all have a safe open sorce licences and are widely used across industry.</text:span></text:p>
      <text:h text:style-name="Heading_20_2" text:outline-level="2"><text:bookmark-start text:name="__RefHeading__178_719881937"/>Netty<text:bookmark-end text:name="__RefHeading__178_719881937"/></text:h>
      <text:p text:style-name="P8">First one is netty it is well established network framework designed for creating advanced network projects it has multiple protocols already implemented and it is very simple to crreate new ones . It has a well proven Architecture and has well established position on the market,<text:span text:style-name="T9"> used by companies like Facebook , Avast , Red Hat, Twitter... </text:span></text:p>
      <text:p text:style-name="P9"><text:span text:style-name="T10">Licence <text:s/>- Apache 2.0 </text:span></text:p>
      <text:p text:style-name="P10"><text:soft-page-break/></text:p>
      <text:h text:style-name="Heading_20_2" text:outline-level="2"><text:bookmark-start text:name="__RefHeading__180_719881937"/>SLF4J<text:bookmark-end text:name="__RefHeading__180_719881937"/></text:h>
      <text:p text:style-name="P11"><text:span text:style-name="T11">Is a logging facade created for java serves as a simple abstraction for various logging frameworks (e.g. java.util.logging, logback, log4j) allowing the end user to plug in the desired logging framework at </text:span><text:span text:style-name="Emphasis"><text:span text:style-name="T11">deployment </text:span></text:span><text:span text:style-name="T11">time. </text:span></text:p>
      <text:p text:style-name="P12"><text:span text:style-name="T11">Licence <text:s/>- MIT</text:span></text:p>
      <text:p text:style-name="P10"/>
      <text:h text:style-name="Heading_20_2" text:outline-level="2"><text:bookmark-start text:name="__RefHeading__182_719881937"/>Mockito <text:bookmark-end text:name="__RefHeading__182_719881937"/></text:h>
      <text:p text:style-name="P13">“Mockito is a mocking framework that tastes really good. It lets you write beautiful tests with clean &amp; simple API. Mockito doesn't give you hangover because the tests are very readable and they produce clean verification errors.”</text:p>
      <text:p text:style-name="P13"><text:span text:style-name="T12">Licence - MIT</text:span> </text:p>
      <text:p text:style-name="P13"/>
      <text:h text:style-name="P36" text:outline-level="2"><text:bookmark-start text:name="__RefHeading__184_719881937"/>jUnit <text:bookmark-end text:name="__RefHeading__184_719881937"/></text:h>
      <text:p text:style-name="P14">Well known java unint testing framework </text:p>
      <text:p text:style-name="P14">Licence - CPL</text:p>
      <text:p text:style-name="P6"/>
      <text:p text:style-name="P6"/>
      <text:h text:style-name="Heading_20_1" text:outline-level="1"><text:bookmark-start text:name="__RefHeading__205_719881937"/><text:span text:style-name="T5">Architecture</text:span><text:bookmark-end text:name="__RefHeading__205_719881937"/></text:h>
      <text:p text:style-name="Text_20_body"/>
      <text:h text:style-name="Heading_20_2" text:outline-level="2"><text:bookmark-start text:name="__RefHeading__207_719881937"/><text:span text:style-name="T5">Build</text:span><text:bookmark-end text:name="__RefHeading__207_719881937"/></text:h>
      <text:p text:style-name="P19"><text:span text:style-name="T5">Maven is used as a build tool <text:s text:c="2"/>, project <text:s/>is created from <text:s/>4 modules </text:span></text:p>
      <text:p text:style-name="P19"><text:span text:style-name="T6">parent</text:span><text:span text:style-name="T5"> – is a maven parent project which is grouping all other modules </text:span></text:p>
      <text:p text:style-name="P19"><text:span text:style-name="T6">common</text:span><text:span text:style-name="T5"> – this module stores protocol classed decoders encoders and shared clases </text:span></text:p>
      <text:p text:style-name="P19"><text:span text:style-name="T6">server – </text:span><text:span text:style-name="T7">this module stores server clases <text:s/>and its tests</text:span></text:p>
      <text:p text:style-name="P19"><text:span text:style-name="T6">client</text:span><text:span text:style-name="T7"> – this module stores Client clases .</text:span></text:p>
      <text:p text:style-name="P19"><text:span text:style-name="T6">proxy</text:span><text:span text:style-name="T7"> - <text:s/>this module stores Proxy project , configuration for this project and tests </text:span></text:p>
      <text:p text:style-name="P19"><text:span text:style-name="T7"/></text:p>
      <text:h text:style-name="Heading_20_2" text:outline-level="2"><text:bookmark-start text:name="__RefHeading__209_719881937"/><text:span text:style-name="T5">Communication protocol</text:span><text:bookmark-end text:name="__RefHeading__209_719881937"/></text:h>
      <text:p text:style-name="Text_20_body">Message sent between client and server has well defined structure it contains two <text:soft-page-break/>informations an integer number and String UTF-16 message</text:p>
      <text:p text:style-name="Text_20_body"/>
      <text:p text:style-name="Text_20_body">4 bytes <text:s/>- int number </text:p>
      <text:p text:style-name="Text_20_body">4 bytes <text:s/>- int message size</text:p>
      <text:p text:style-name="P16">message size* <text:span text:style-name="T13">2 bytes <text:s/>- String message</text:span> </text:p>
      <text:p text:style-name="Text_20_body"/>
      <text:h text:style-name="Heading_20_3" text:outline-level="3"><text:bookmark-start text:name="__RefHeading__211_719881937"/><text:span text:style-name="T13">A</text:span> sample message <text:bookmark-end text:name="__RefHeading__211_719881937"/></text:h>
      <text:p text:style-name="Text_20_body"/>
      <text:p text:style-name="P15"><text:span text:style-name="T5">This is a sample message which <text:s/>sends number 255</text:span></text:p>
      <text:p text:style-name="P15"><text:span text:style-name="T5">And <text:s/>message “test” </text:span></text:p>
      <text:p text:style-name="P15"><text:span text:style-name="T5"/></text:p>
      <table:table table:name="Table2" table:style-name="Table2">
        <table:table-column table:style-name="Table2.A" table:number-columns-repeated="16"/>
        <table:table-row>
          <table:table-cell table:style-name="Table2.A1" office:value-type="string">
            <text:p text:style-name="P25">00</text:p>
          </table:table-cell>
          <table:table-cell table:style-name="Table2.A1" office:value-type="string">
            <text:p text:style-name="P25">00</text:p>
          </table:table-cell>
          <table:table-cell table:style-name="Table2.A1" office:value-type="string">
            <text:p text:style-name="P25">00</text:p>
          </table:table-cell>
          <table:table-cell table:style-name="Table2.A1" office:value-type="string">
            <text:p text:style-name="P25">FF</text:p>
          </table:table-cell>
          <table:table-cell table:style-name="Table2.A1" office:value-type="string">
            <text:p text:style-name="P26">00</text:p>
          </table:table-cell>
          <table:table-cell table:style-name="Table2.A1" office:value-type="string">
            <text:p text:style-name="P26">00</text:p>
          </table:table-cell>
          <table:table-cell table:style-name="Table2.A1" office:value-type="string">
            <text:p text:style-name="P26">00</text:p>
          </table:table-cell>
          <table:table-cell table:style-name="Table2.A1" office:value-type="string">
            <text:p text:style-name="P26">04</text:p>
          </table:table-cell>
          <table:table-cell table:style-name="Table2.A1" office:value-type="string">
            <text:p text:style-name="P26">00</text:p>
          </table:table-cell>
          <table:table-cell table:style-name="Table2.A1" office:value-type="string">
            <text:p text:style-name="P26">74</text:p>
          </table:table-cell>
          <table:table-cell table:style-name="Table2.A1" office:value-type="string">
            <text:p text:style-name="P26">00</text:p>
          </table:table-cell>
          <table:table-cell table:style-name="Table2.A1" office:value-type="string">
            <text:p text:style-name="P26">65</text:p>
          </table:table-cell>
          <table:table-cell table:style-name="Table2.A1" office:value-type="string">
            <text:p text:style-name="P26">00</text:p>
          </table:table-cell>
          <table:table-cell table:style-name="Table2.A1" office:value-type="string">
            <text:p text:style-name="P26">73</text:p>
          </table:table-cell>
          <table:table-cell table:style-name="Table2.A1" office:value-type="string">
            <text:p text:style-name="P26">00</text:p>
          </table:table-cell>
          <table:table-cell table:style-name="Table2.P1" office:value-type="string">
            <text:p text:style-name="P26">74</text:p>
          </table:table-cell>
        </table:table-row>
        <table:table-row>
          <table:table-cell table:style-name="Table2.A2" table:number-columns-spanned="4" office:value-type="string">
            <text:p text:style-name="P25">Int number</text:p>
          </table:table-cell>
          <table:covered-table-cell/>
          <table:covered-table-cell/>
          <table:covered-table-cell/>
          <table:table-cell table:style-name="Table2.A2" table:number-columns-spanned="4" office:value-type="string">
            <text:p text:style-name="P25">Int size </text:p>
          </table:table-cell>
          <table:covered-table-cell/>
          <table:covered-table-cell/>
          <table:covered-table-cell/>
          <table:table-cell table:style-name="Table2.I2" table:number-columns-spanned="8" office:value-type="string">
            <text:p text:style-name="P16"><text:span text:style-name="T13">String message</text:span></text:p>
          </table:table-cell>
          <table:covered-table-cell/>
          <table:covered-table-cell/>
          <table:covered-table-cell/>
          <table:covered-table-cell/>
          <table:covered-table-cell/>
          <table:covered-table-cell/>
          <table:covered-table-cell/>
        </table:table-row>
      </table:table>
      <text:p text:style-name="Text_20_body"/>
      <text:p text:style-name="P17">H<text:span text:style-name="T15">exadecimal </text:span><text:s/>dump <text:span text:style-name="T15">from logger </text:span>:</text:p>
      <text:p text:style-name="P17"/>
      <text:p text:style-name="P32"><text:span text:style-name="T14"><text:s text:c="9"/>+-------------------------------------------------+</text:span></text:p>
      <text:p text:style-name="P32"><text:span text:style-name="T14"><text:s text:c="9"/>| <text:s/>0 <text:s/>1 <text:s/>2 <text:s/>3 <text:s/>4 <text:s/>5 <text:s/>6 <text:s/>7 <text:s/>8 <text:s/>9 <text:s/>a <text:s/>b <text:s/>c <text:s/>d <text:s/>e <text:s/>f |</text:span></text:p>
      <text:p text:style-name="P32"><text:span text:style-name="T14">+--------+-------------------------------------------------+----------------+</text:span></text:p>
      <text:p text:style-name="P32"><text:span text:style-name="T14">|00000000| 00 00 00 ff 00 00 00 04 00 74 00 65 00 73 00 74 |.........t.e.s.t|</text:span></text:p>
      <text:p text:style-name="P32"><text:span text:style-name="T14">+--------+-------------------------------------------------+----------------+</text:span></text:p>
      <text:p text:style-name="P32"><text:span text:style-name="T14"/></text:p>
      <text:p text:style-name="Text_20_body"/>
      <text:p text:style-name="Text_20_body"/>
      <text:p text:style-name="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Mangal1" svg:font-family="Mangal"/>
    <style:font-face style:name="Verdana" svg:font-family="Verdana, Arial, SunSans-Regular, sans-serif"/>
    <style:font-face style:name="arial" svg:font-family="arial, sans-serif"/>
    <style:font-face style:name="Consolas1" svg:font-family="Consolas" style:font-adornments="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family="Tahoma"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5:06:12.518000000</meta:creation-date>
    <dc:date>2014-07-04T16:14:41.960000000</dc:date>
    <meta:editing-duration>PT1H4M25S</meta:editing-duration>
    <meta:editing-cycles>16</meta:editing-cycles>
    <meta:generator>LibreOffice/4.2.5.2$Windows_x86 LibreOffice_project/61cb170a04bb1f12e77c884eab9192be736ec5f5</meta:generator>
    <meta:document-statistic meta:table-count="2" meta:image-count="0" meta:object-count="0" meta:page-count="6" meta:paragraph-count="95" meta:word-count="624" meta:character-count="3816" meta:non-whitespace-character-count="3223"/>
  </office:meta>
</office:document-meta>
</file>